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[" close="]">
              <mrow>
                <mfrac>
                  <msup>
                    <mtext>d</mtext>
                    <mn>2</mn>
                  </msup>
                  <mrow>
                    <mtext>d</mtext>
                    <msup>
                      <mi>z</mi>
                      <mn>2</mn>
                    </msup>
                  </mrow>
                </mfrac>
                <mrow>
                  <mi/>
                  <mo stretchy="false">+</mo>
                  <mi/>
                </mrow>
                <mfrac>
                  <mn>2</mn>
                  <mi>z</mi>
                </mfrac>
                <mi/>
                <mfrac>
                  <mtext>d</mtext>
                  <mrow>
                    <mtext>d</mtext>
                    <mi>z</mi>
                  </mrow>
                </mfrac>
                <mrow>
                  <mi/>
                  <mo stretchy="false">+</mo>
                  <mi/>
                </mrow>
                <mfenced open="(" close=")">
                  <mrow>
                    <mn>1</mn>
                    <mrow>
                      <mi/>
                      <mo stretchy="false">−</mo>
                      <mi/>
                    </mrow>
                    <mfrac>
                      <mrow>
                        <mi>n</mi>
                        <mi/>
                        <mrow>
                          <mo stretchy="false">(</mo>
                          <mrow>
                            <mi>n</mi>
                            <mrow>
                              <mi/>
                              <mo stretchy="false">+</mo>
                              <mi/>
                            </mrow>
                            <mn>1</mn>
                          </mrow>
                          <mo stretchy="false">)</mo>
                        </mrow>
                      </mrow>
                      <mrow>
                        <msup>
                          <mi>z</mi>
                          <mn>2</mn>
                        </msup>
                      </mrow>
                    </mfrac>
                  </mrow>
                </mfenced>
              </mrow>
            </mfenced>
            <mi/>
            <mi>R</mi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  <mtr>
        <mtd>
          <mrow>
            <mi>n</mi>
            <mrow>
              <mi/>
              <mo stretchy="false">∈</mo>
              <mi/>
            </mrow>
            <mo stretchy="false">ℤ</mo>
          </mrow>
        </mtd>
      </mtr>
    </mtable>
    <annotation encoding="StarMath 5.0">alignc 
left [ 
 "d" ^2 over {"d" z ^2} ~+~ 2 over z ` "d" over {"d" z} 
 ~+~ 
 left ( 
  1 ~-~ {n ` (n ~+~ 1)} over {z ^2} 
 right ) 
right ] 
 ` 
R (z) ~=~ 0 
newline

n ~in~ set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01:49.535000000</meta:creation-date>
    <meta:generator>LibreOffice/4.1.4.2$Windows_x86 LibreOffice_project/0a0440ccc0227ad9829de5f46be37cfb6edcf72</meta:generator>
  </office:meta>
</office:document-meta>
</file>